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e40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e40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e40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e40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e40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e40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e40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e40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e40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e40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e40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e40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e40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e40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e40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e40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e40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emberlyn Daniela  Escalada Nuñ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5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792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Carlos Escalada Terr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18774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2.3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0" meta:non-whitespace-character-count="1002"/>
    <meta:template xlink:type="simple" xlink:actuate="onRequest" xlink:title="Normal" xlink:href=""/>
  </office:meta>
</office:document-meta>
</file>